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stacion</text:p>
          </table:table-cell>
          <table:table-cell office:value-type="string">
            <text:p>Anio</text:p>
          </table:table-cell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/>
        </table:table-row>
        <table:table-row table:style-name="ro1">
          <table:table-cell office:value-type="string">
            <text:p>E1</text:p>
          </table:table-cell>
          <table:table-cell office:value-type="float" office:value="1978">
            <text:p>1978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2">
          <table:table-cell office:value-type="string">
            <text:p>E1</text:p>
          </table:table-cell>
          <table:table-cell office:value-type="float" office:value="1979">
            <text:p>1979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80">
            <text:p>198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2">
          <table:table-cell office:value-type="string">
            <text:p>E1</text:p>
          </table:table-cell>
          <table:table-cell office:value-type="float" office:value="1978">
            <text:p>1978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2">
          <table:table-cell office:value-type="string">
            <text:p>E1</text:p>
          </table:table-cell>
          <table:table-cell office:value-type="float" office:value="1982">
            <text:p>1982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float" office:value="1979">
            <text:p>1979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78">
            <text:p>1978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float" office:value="1980">
            <text:p>1980</text:p>
          </table:table-cell>
          <table:table-cell office:value-type="float" office:value="105.2">
            <text:p>105.2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79">
            <text:p>1979</text:p>
          </table:table-cell>
          <table:table-cell office:value-type="float" office:value="38.5">
            <text:p>38.5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float" office:value="1981">
            <text:p>198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82">
            <text:p>1982</text:p>
          </table:table-cell>
          <table:table-cell office:value-type="float" office:value="37.5">
            <text:p>37.5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2">
          <table:table-cell office:value-type="string">
            <text:p>E2</text:p>
          </table:table-cell>
          <table:table-cell office:value-type="float" office:value="1981">
            <text:p>1981</text:p>
          </table:table-cell>
          <table:table-cell office:value-type="float" office:value="3.2">
            <text:p>3.2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float" office:value="1979">
            <text:p>1979</text:p>
          </table:table-cell>
          <table:table-cell office:value-type="float" office:value="10.8">
            <text:p>10.8</text:p>
          </table:table-cell>
          <table:table-cell office:value-type="float" office:value="30.3">
            <text:p>30.3</text:p>
          </table:table-cell>
          <table:table-cell office:value-type="float" office:value="60.6">
            <text:p>60.6</text:p>
          </table:table-cell>
          <table:table-cell/>
        </table:table-row>
        <table:table-row table:style-name="ro2">
          <table:table-cell office:value-type="string">
            <text:p>E2</text:p>
          </table:table-cell>
          <table:table-cell office:value-type="float" office:value="1980">
            <text:p>1980</text:p>
          </table:table-cell>
          <table:table-cell office:value-type="float" office:value="17.5">
            <text:p>17.5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float" office:value="1980">
            <text:p>1980</text:p>
          </table:table-cell>
          <table:table-cell office:value-type="float" office:value="10.1">
            <text:p>10.1</text:p>
          </table:table-cell>
          <table:table-cell office:value-type="string">
            <text:p>NA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string">
            <text:p>E2</text:p>
          </table:table-cell>
          <table:table-cell office:value-type="float" office:value="1979">
            <text:p>1979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82">
            <text:p>1982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1980">
            <text:p>1980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float" office:value="1981">
            <text:p>1981</text:p>
          </table:table-cell>
          <table:table-cell office:value-type="float" office:value="20.2">
            <text:p>20.2</text:p>
          </table:table-cell>
          <table:table-cell office:value-type="float" office:value="40.4">
            <text:p>40.4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string">
            <text:p>E2</text:p>
          </table:table-cell>
          <table:table-cell office:value-type="float" office:value="1980">
            <text:p>1980</text:p>
          </table:table-cell>
          <table:table-cell office:value-type="float" office:value="246.3">
            <text:p>246.3</text:p>
          </table:table-cell>
          <table:table-cell table:number-columns-repeated="2"/>
          <table:table-cell office:value-type="string">
            <text:p>Mar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float" office:value="1981">
            <text:p>1981</text:p>
          </table:table-cell>
          <table:table-cell office:value-type="float" office:value="60.3">
            <text:p>60.3</text:p>
          </table:table-cell>
          <table:table-cell table:number-columns-repeated="2"/>
          <table:table-cell office:value-type="string">
            <text:p>Ene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float" office:value="1982">
            <text:p>1982</text:p>
          </table:table-cell>
          <table:table-cell office:value-type="float" office:value="20.3">
            <text:p>20.3</text:p>
          </table:table-cell>
          <table:table-cell office:value-type="float" office:value="50.5">
            <text:p>50.5</text:p>
          </table:table-cell>
          <table:table-cell office:value-type="float" office:value="90.6">
            <text:p>90.6</text:p>
          </table:table-cell>
          <table:table-cell/>
        </table:table-row>
        <table:table-row table:style-name="ro1">
          <table:table-cell office:value-type="string">
            <text:p>E1</text:p>
          </table:table-cell>
          <table:table-cell office:value-type="float" office:value="1979">
            <text:p>1979</text:p>
          </table:table-cell>
          <table:table-cell office:value-type="float" office:value="21.5">
            <text:p>21.5</text:p>
          </table:table-cell>
          <table:table-cell office:value-type="float" office:value="21">
            <text:p>21</text:p>
          </table:table-cell>
          <table:table-cell office:value-type="float" office:value="38.5">
            <text:p>38.5</text:p>
          </table:table-cell>
          <table:table-cell office:value-type="string">
            <text:p>Ene</text:p>
          </table:table-cell>
        </table:table-row>
        <table:table-row table:style-name="ro2">
          <table:table-cell office:value-type="string">
            <text:p>E1</text:p>
          </table:table-cell>
          <table:table-cell office:value-type="float" office:value="1980">
            <text:p>198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Feb</text:p>
          </table:table-cell>
        </table:table-row>
        <table:table-row table:style-name="ro2">
          <table:table-cell office:value-type="string">
            <text:p>E2</text:p>
          </table:table-cell>
          <table:table-cell office:value-type="float" office:value="1979">
            <text:p>1979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Fe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6T12:03:19</dc:date>
    <dc:creator>Checo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111" meta:object-count="0"/>
  </office:meta>
</office:document-meta>
</file>